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4.146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15.422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1.445cm"/>
    </style:style>
    <style:style style:name="co7" style:family="table-column">
      <style:table-column-properties fo:break-before="auto" style:column-width="21.27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Задачи">
      <style:table-properties table:display="true" style:writing-mode="lr-tb"/>
    </style:style>
    <style:style style:name="ta2" style:family="table" style:master-page-name="PageStyle_5f_Готово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Задачи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Excel_20_Built-in_20_Normal"/>
        <table:table-column table:style-name="co4" table:default-cell-style-name="ce6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№</text:p>
          </table:table-cell>
          <table:table-cell table:style-name="ce3" office:value-type="string">
            <text:p>Задача</text:p>
          </table:table-cell>
          <table:table-cell table:style-name="ce1" office:value-type="string">
            <text:p>Приоритет</text:p>
          </table:table-cell>
          <table:table-cell table:style-name="ce3" office:value-type="string">
            <text:p>Комментарий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Добавь колонку DeviceCategory INT в базу и в дата класс</text:p>
          </table:table-cell>
          <table:table-cell table:style-name="ce7"/>
          <table:table-cell table:style-name="ce5"/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BaseBootstrapper отдельные методы InitializeModules(он же ReInitializeModules) и GetNavigationItems</text:p>
          </table:table-cell>
          <table:table-cell table:style-name="ce7"/>
          <table:table-cell table:style-name="ce5"/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string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7"/>
          <table:table-cell table:style-name="ce5" office:value-type="string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Посмотреть как можно улучшить OutlookTreeView xaml (ensurevisible + skip selection + up/down icons) - templateselector для root/leaf</text:p>
          </table:table-cell>
          <table:table-cell table:style-name="ce7" office:value-type="float" office:value="3">
            <text:p>3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string">
            <text:p>Перенести Monitor на новую modulebase архитектуру</text:p>
          </table:table-cell>
          <table:table-cell table:style-name="ce7" office:value-type="float" office:value="2">
            <text:p>2</text:p>
          </table:table-cell>
          <table:table-cell table:style-name="ce5"/>
          <table:table-cell table:number-columns-repeated="1020"/>
        </table:table-row>
        <table:table-row table:style-name="ro3">
          <table:table-cell office:value-type="float" office:value="6">
            <text:p>6</text:p>
          </table:table-cell>
          <table:table-cell table:style-name="ce5" office:value-type="string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table:style-name="ce7" office:value-type="float" office:value="20">
            <text:p>20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float" office:value="7">
            <text:p>7</text:p>
          </table:table-cell>
          <table:table-cell table:style-name="ce5" office:value-type="string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table:style-name="ce7" office:value-type="float" office:value="10">
            <text:p>10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float" office:value="8">
            <text:p>8</text:p>
          </table:table-cell>
          <table:table-cell table:style-name="ce5" office:value-type="string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table:style-name="ce7" office:value-type="float" office:value="8">
            <text:p>8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float" office:value="9">
            <text:p>9</text:p>
          </table:table-cell>
          <table:table-cell table:style-name="ce5" office:value-type="string">
            <text:p>В диалоговых окнах помимо свойств MinWidht и MinHeight нужно обрабатывать MaxWidth и MaxHeight 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table:style-name="ce7" office:value-type="float" office:value="1">
            <text:p>1</text:p>
          </table:table-cell>
          <table:table-cell table:style-name="ce5"/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table:style-name="ce5" office:value-type="string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table:style-name="ce7" office:value-type="float" office:value="5">
            <text:p>5</text:p>
          </table:table-cell>
          <table:table-cell table:style-name="ce5"/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2">
            <text:p>12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4">
            <text:p>14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6">
            <text:p>16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8">
            <text:p>18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0">
            <text:p>20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2">
            <text:p>22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4">
            <text:p>24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6">
            <text:p>26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8">
            <text:p>28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0">
            <text:p>30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2">
            <text:p>32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4">
            <text:p>34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6">
            <text:p>36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8">
            <text:p>38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0">
            <text:p>40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1">
            <text:p>41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2">
            <text:p>42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3">
            <text:p>43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4">
            <text:p>44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5">
            <text:p>45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6">
            <text:p>46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7">
            <text:p>47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>
          <table:table-cell office:value-type="float" office:value="48">
            <text:p>48</text:p>
          </table:table-cell>
          <table:table-cell table:style-name="ce5"/>
          <table:table-cell table:style-name="ce7"/>
          <table:table-cell table:style-name="ce5"/>
          <table:table-cell table:number-columns-repeated="1020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Готово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number-columns-repeated="1022" table:default-cell-style-name="Excel_20_Built-in_20_Normal"/>
        <table:table-row table:style-name="ro6">
          <table:table-cell office:value-type="string">
            <text:p>Задача</text:p>
          </table:table-cell>
          <table:table-cell office:value-type="string">
            <text:p>Комментарий</text:p>
          </table:table-cell>
          <table:table-cell table:number-columns-repeated="1022"/>
        </table:table-row>
        <table:table-row table:style-name="ro6" table:number-rows-repeated="10485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 table:print="false">
        <table:table-column table:style-name="co5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Таблица4" table:target-range-address="Задачи.A1:Задачи.D49"/>
        <table:database-range table:name="Таблица5" table:target-range-address="Готово.A1:Готово.B4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.05.2012</text:date>, <text:time>13:41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Задачи" style:display-name="PageStyle_Задач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отово" style:display-name="PageStyle_Готово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1T13:41:26.47</dc:date>
    <dc:creator>Александр Севастьянов</dc:creator>
    <meta:document-statistic meta:table-count="3" meta:cell-count="72" meta:object-count="0"/>
    <meta:generator>OpenOffice.org/3.3$Win32 OpenOffice.org_project/330m20$Build-9567</meta:generator>
  </office:meta>
</office:document-meta>
</file>